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50192651BC8AA6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57cm" draw:z-index="0"><draw:image xlink:href="Pictures/10000000000005560000030050192651BC8AA6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1:33:25.895000000</meta:creation-date>
    <dc:date>2021-09-24T11:40:08.965000000</dc:date>
    <meta:editing-duration>PT6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